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6c88" officeooo:paragraph-rsid="001f6c88"/>
    </style:style>
    <style:style style:name="P2" style:family="paragraph" style:parent-style-name="Standard">
      <style:text-properties officeooo:rsid="001fa4ca" officeooo:paragraph-rsid="001fa4ca"/>
    </style:style>
    <style:style style:name="P3" style:family="paragraph" style:parent-style-name="Standard">
      <style:text-properties officeooo:rsid="001fa4ca" officeooo:paragraph-rsid="00218f9f"/>
    </style:style>
    <style:style style:name="P4" style:family="paragraph" style:parent-style-name="Standard">
      <style:text-properties officeooo:rsid="001fa4ca" officeooo:paragraph-rsid="00284ab6"/>
    </style:style>
    <style:style style:name="P5" style:family="paragraph" style:parent-style-name="Standard">
      <style:text-properties officeooo:rsid="00218f9f" officeooo:paragraph-rsid="00218f9f"/>
    </style:style>
    <style:style style:name="P6" style:family="paragraph" style:parent-style-name="Standard">
      <style:text-properties officeooo:rsid="00218f9f" officeooo:paragraph-rsid="0023287e"/>
    </style:style>
    <style:style style:name="P7" style:family="paragraph" style:parent-style-name="Standard">
      <style:text-properties officeooo:rsid="0023287e" officeooo:paragraph-rsid="0023287e"/>
    </style:style>
    <style:style style:name="P8" style:family="paragraph" style:parent-style-name="Standard">
      <style:text-properties officeooo:rsid="0023287e" officeooo:paragraph-rsid="00253495"/>
    </style:style>
    <style:style style:name="P9" style:family="paragraph" style:parent-style-name="Standard">
      <style:text-properties officeooo:rsid="0023287e" officeooo:paragraph-rsid="00284ab6"/>
    </style:style>
    <style:style style:name="P10" style:family="paragraph" style:parent-style-name="Standard">
      <style:text-properties officeooo:rsid="00253495" officeooo:paragraph-rsid="00253495"/>
    </style:style>
    <style:style style:name="T1" style:family="text">
      <style:text-properties officeooo:rsid="00218f9f"/>
    </style:style>
    <style:style style:name="T2" style:family="text">
      <style:text-properties officeooo:rsid="0023287e"/>
    </style:style>
    <style:style style:name="T3" style:family="text">
      <style:text-properties fo:background-color="#ffff00" loext:char-shading-value="0"/>
    </style:style>
    <style:style style:name="T4" style:family="text">
      <style:text-properties officeooo:rsid="00253495"/>
    </style:style>
    <style:style style:name="T5" style:family="text">
      <style:text-properties officeooo:rsid="00284ab6"/>
    </style:style>
    <style:style style:name="T6" style:family="text">
      <style:text-properties officeooo:rsid="002941cb"/>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o absoluto--&gt; chmod 754 ej*</text:p>
      <text:p text:style-name="P1">7 usuario -&gt;todos los permisos</text:p>
      <text:p text:style-name="P1">5 grupo-&gt; lectura y ejecucion</text:p>
      <text:p text:style-name="P1">4 otros-&gt;solo lectura</text:p>
      <text:p text:style-name="P1"/>
      <text:p text:style-name="P1">METACARACTERES DE REDIRECCION</text:p>
      <text:p text:style-name="P1"/>
      <text:p text:style-name="P1">&gt; el resu<text:span text:style-name="T6">l</text:span>tado la orden que haya delante se almacene en lo que hay despues, si existe lo reescribe, si no existe lo crea.</text:p>
      <text:p text:style-name="P1">&gt;&gt; <text:s/>redireccion de la salida estandar</text:p>
      <text:p text:style-name="P1">&amp;&gt; almacena tmbn el mensage de error en el archivo</text:p>
      <text:p text:style-name="P1"/>
      <text:p text:style-name="P1">CREACION DE CAUCES</text:p>
      <text:p text:style-name="P1"/>
      <text:p text:style-name="P1">orden1 | orden 2</text:p>
      <text:p text:style-name="P1">el resultado de orden 1 es la entrada a la orden 2</text:p>
      <text:p text:style-name="P1"/>
      <text:p text:style-name="P1">ejemplo ls -e* | head -2</text:p>
      <text:p text:style-name="P1">imprime solo las dos primeras lineas</text:p>
      <text:p text:style-name="P1"/>
      <text:p text:style-name="P2">EJERCICIOS</text:p>
      <text:p text:style-name="P2"/>
      <text:p text:style-name="P2">3.1 Se debe utilizar solamente una vez la orden chmod en cada apartado. Los cambios se harán en un archivo concreto del directorio de trabajo (salvo que se indique otra cosa). Cambiaremos uno o varios permisos en cada apartado (independientemente de que el archivo ya tenga o no dichos permisos) y comprobaremos que funciona correctamente: </text:p>
      <text:p text:style-name="P2"/>
      <text:p text:style-name="P2"> Dar permiso de ejecución al “resto de usuarios”. </text:p>
      <text:p text:style-name="P2"><text:tab/>albamo@ei140055:~$ chmod o+x ejer1 </text:p>
      <text:p text:style-name="P2"> Dar permiso de escritura y ejecución al “grupo”. </text:p>
      <text:p text:style-name="P2"><text:tab/>albamo@ei140055:~$ chmod g+wx ejer1 </text:p>
      <text:p text:style-name="P2"> Quitar el permiso de lectura al “grupo” y al “resto de usuarios”. </text:p>
      <text:p text:style-name="P2"><text:tab/>albamo@ei140055:~$ chmod ga-w ejer1 </text:p>
      <text:p text:style-name="P2"> Dar permiso de ejecución al “propietario” y permiso de escritura el “resto de usuarios”. </text:p>
      <text:p text:style-name="P2"><text:tab/>albamo@ei140055:~$ chmod u+x,a+w ejer1</text:p>
      <text:p text:style-name="P2"> Dar permiso de ejecución al “grupo” de todos los archivos cuyo nombre comience con la letra “e”.</text:p>
      <text:p text:style-name="P2"><text:tab/>albamo@ei140055:~$ chmod g+w e* </text:p>
      <text:p text:style-name="P2"/>
      <text:p text:style-name="P2"><text:s/>Nota: Si no hay más de dos archivos que cumplan esa condición, se deberán crear archivos que empiecen con “e” y/o modificar el nombre de archivos ya existentes para que cumplan esa condición</text:p>
      <text:p text:style-name="P2"/>
      <text:p text:style-name="P2">Ejercicio 3.2. Utilizando solamente las órdenes de la práctica anterior y los metacaracteres de redirección de salida: </text:p>
      <text:p text:style-name="P2"> Cree un archivo llamado ej31 , que contendrá el nombre de los archivos del directorio padre del directorio de trabajo. </text:p>
      <text:p text:style-name="P2"><text:tab/>albamo@ei140055:~$ ls <text:span text:style-name="T6">$HOME</text:span> &gt; ejer31</text:p>
      <text:p text:style-name="P2"> Cree un archivo llamado ej32 , que contendrá las dos últimas líneas del archivo creado en el ejercicio anterior. </text:p>
      <text:p text:style-name="P3"><text:tab/><text:span text:style-name="T1">albamo@ei140055:~$ tail -2 ejer31 &gt; ejer32</text:span></text:p>
      <text:p text:style-name="P2"> Añada al final del archivo ej32 , el contenido del archivo ej31</text:p>
      <text:p text:style-name="P4"><text:tab/><text:span text:style-name="T5">albamo@ei140055:~$ cat ejer31 &gt;&gt; ejer32 <text:s/></text:span></text:p>
      <text:p text:style-name="P5"><text:soft-page-break/>Ejercicio 3.3. Utilizando el metacarácter de creación de cauces y sin utilizar la orden cd: </text:p>
      <text:p text:style-name="P5"> Muestre por pantalla el listado (en formato largo) de los últimos 6 archivos del directorio /etc. </text:p>
      <text:p text:style-name="P7"><text:tab/>albamo@ei140055:~$ ls -l <text:s/>/etc | head -6</text:p>
      <text:p text:style-name="P6"> La orden wc muestra por pantalla el número de líneas, palabras y bytes de un archivo (consulta la orden man para conocer más sobre ella). </text:p>
      <text:p text:style-name="P6">Utilizando dicha orden, muestre por pantalla el número de caracteres (sólo ese número) de los archivos del directorio de trabajo que comiencen por los caracteres “e” o “f”.</text:p>
      <text:p text:style-name="P6"><text:tab/><text:span text:style-name="T2">albamo@ei140055:~$ ls -lad e* f*</text:span><text:span text:style-name="T2"> | wc -m</text:span></text:p>
      <text:p text:style-name="P6"/>
      <text:p text:style-name="P7">Ejercicio 3.4. Resuelva cada uno de los siguientes apartados. </text:p>
      <text:p text:style-name="P7">a) Cree un archivo llamado ejercicio1, que contenga las 17 últimas líneas del texto que proporciona la orden man para la orden chmod (se debe hacer en una única línea de órdenes y sin utilizar el metacarácter “;” ). </text:p>
      <text:p text:style-name="P7"><text:tab/>albamo@ei140055:~$ man chmod | tail -17 | cat &gt; ejercicio1</text:p>
      <text:p text:style-name="P7"/>
      <text:p text:style-name="P7"><text:span text:style-name="T3">expliacion</text:span> : primero abres man chmod , al resultado de esto le haces la orden tail-17 para dictar las ultima 17 lineas, el relutado de accion lo copias en un archivo que creas</text:p>
      <text:p text:style-name="P7"/>
      <text:p text:style-name="P7">b) Al final del archivo ejercicio1, añada la ruta completa del directorio de trabajo actual. </text:p>
      <text:p text:style-name="P9"><text:tab/><text:span text:style-name="T5">albamo@ei140055:~$ pwd &gt;&gt; ejercicio1</text:span></text:p>
      <text:p text:style-name="P7">c) Usando la combinación de órdenes mediante paréntesis, cree un archivo llamado ejercicio3 que contendrá el listado de usuarios conectados al sistema (orden who) y la lista de archivos del directorio actual. </text:p>
      <text:p text:style-name="P8"><text:tab/><text:span text:style-name="T4">albamo@ei140055:~$ (who -a &amp;&amp; ls -l) &gt; ejercicio3 </text:span></text:p>
      <text:p text:style-name="P10">los parentesis son para copiar tanto la orden who como la orden ls </text:p>
      <text:p text:style-name="P10"/>
      <text:p text:style-name="P7">d) Añada, al final del archivo ejercicio3, el número de líneas, palabras y caracteres del archivo </text:p>
      <text:p text:style-name="P7">ejercicio1. Asegúrese de que, por ejemplo, si no existiera ejercicio1, los mensajes de error también </text:p>
      <text:p text:style-name="P7">se añadieran al final de ejercicio3. </text:p>
      <text:p text:style-name="P9"><text:tab/><text:span text:style-name="T5">albamo@ei140055:~$ wc -m -c -w ejercicio1 &amp;&gt;&gt; ejercicio3</text:span></text:p>
      <text:p text:style-name="P7">e) Con una sola orden chmod, cambie los permisos de los archivos ejercicio1 y ejercicio3, de forma </text:p>
      <text:p text:style-name="P7">que se quite el permiso de lectura al “grupo” y se dé permiso de ejecución a las tres categorías de usuarios.</text:p>
      <text:p text:style-name="P8"><text:tab/><text:span text:style-name="T4">albamo@ei140055:~$ chmod g-r,a+x ejercicio1 ejercicio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1:49:54.210834080</meta:creation-date>
    <dc:date>2016-01-17T12:52:22.236681624</dc:date>
    <meta:editing-duration>PT1H1M55S</meta:editing-duration>
    <meta:editing-cycles>5</meta:editing-cycles>
    <meta:generator>LibreOffice/5.0.2.2$Linux_X86_64 LibreOffice_project/00m0$Build-2</meta:generator>
    <meta:document-statistic meta:table-count="0" meta:image-count="0" meta:object-count="0" meta:page-count="2" meta:paragraph-count="55" meta:word-count="705" meta:character-count="4226" meta:non-whitespace-character-count="3532"/>
  </office:meta>
</office:document-meta>
</file>